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50000015B60AC37F68968C66A.png" manifest:media-type="image/png"/>
  <manifest:file-entry manifest:full-path="Pictures/10000001000005000000028C84CF23980203E18E.png" manifest:media-type="image/png"/>
  <manifest:file-entry manifest:full-path="Pictures/100000010000019C000001EA20259B63391213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223cm, 0cm, 2.327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46cm, 3.606cm, 9.486cm, 24.7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4cm, 1.271cm, 1.561cm, 5.634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4000" draw:marker-start-width="0.438cm" draw:marker-end-width="0.438cm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159cm" svg:stroke-color="#ff0000" draw:marker-start-width="0.438cm" draw:marker-end-width="0.438cm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7cm" svg:height="25.932cm" svg:x="8.62cm" svg:y="1.103cm">
            <draw:image xlink:href="Pictures/100000010000019C000001EA20259B63391213D5.png" xlink:type="simple" xlink:show="embed" xlink:actuate="onLoad" draw:mime-type="image/png">
              <text:p/>
            </draw:image>
          </draw:frame>
          <draw:frame draw:style-name="gr2" draw:text-style-name="P1" draw:layer="layout" svg:width="5.397cm" svg:height="6.984cm" draw:transform="rotate (-1.56259327931052) translate (29.574cm 1.635cm)">
            <draw:image xlink:href="Pictures/10000001000005000000028C84CF23980203E18E.png" xlink:type="simple" xlink:show="embed" xlink:actuate="onLoad" draw:mime-type="image/png">
              <text:p/>
            </draw:image>
          </draw:frame>
          <draw:frame draw:style-name="gr3" draw:text-style-name="P1" draw:layer="layout" svg:width="13.969cm" svg:height="5.714cm" draw:transform="rotate (1.55421569890095) translate (1.405cm 15.284cm)">
            <draw:image xlink:href="Pictures/10000001000003150000015B60AC37F68968C66A.png" xlink:type="simple" xlink:show="embed" xlink:actuate="onLoad" draw:mime-type="image/png">
              <text:p/>
            </draw:image>
          </draw:frame>
          <draw:custom-shape draw:style-name="gr4" draw:text-style-name="P1" xml:id="id1" draw:id="id1" draw:layer="layout" svg:width="0.318cm" svg:height="0.318cm" svg:x="3.816cm" svg:y="15.206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3" draw:id="id3" draw:layer="layout" svg:width="0.318cm" svg:height="0.318cm" svg:x="4.809cm" svg:y="15.287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2" draw:id="id2" draw:layer="layout" svg:width="0.318cm" svg:height="0.318cm" svg:x="9.255cm" svg:y="20.68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4" draw:id="id4" draw:layer="layout" svg:width="0.318cm" svg:height="0.318cm" svg:x="9.254cm" svg:y="16.87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5" draw:id="id5" draw:layer="layout" svg:width="0.318cm" svg:height="0.318cm" svg:x="2.878cm" svg:y="15.10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4" draw:text-style-name="P1" xml:id="id6" draw:id="id6" draw:layer="layout" svg:width="0.318cm" svg:height="0.318cm" svg:x="9.254cm" svg:y="4.174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onnector draw:style-name="gr5" draw:text-style-name="P1" draw:layer="layout" svg:x1="3.863cm" svg:y1="15.479cm" svg:x2="9.302cm" svg:y2="20.958cm" draw:start-shape="id1" draw:start-glue-point="11" draw:end-shape="id2" draw:end-glue-point="11" svg:d="M3863 15479v6025h5439v-546" svg:viewBox="0 0 5440 6026">
            <text:p/>
          </draw:connector>
          <draw:connector draw:style-name="gr6" draw:text-style-name="P1" draw:layer="layout" svg:x1="4.856cm" svg:y1="15.56cm" svg:x2="9.572cm" svg:y2="17.035cm" draw:start-shape="id3" draw:start-glue-point="11" draw:end-shape="id4" draw:end-glue-point="6" svg:d="M4856 15560v680h5217v795h-501" svg:viewBox="0 0 5218 1476">
            <text:p/>
          </draw:connector>
          <draw:connector draw:style-name="gr7" draw:text-style-name="P1" draw:layer="layout" draw:line-skew="-9.527cm" svg:x1="3.038cm" svg:y1="15.423cm" svg:x2="9.414cm" svg:y2="4.492cm" draw:start-shape="id5" draw:start-glue-point="4" draw:end-shape="id6" draw:end-glue-point="4" svg:d="M3038 15423v-9026h6376v-1905" svg:viewBox="0 0 6377 10932">
            <text:p/>
          </draw:connector>
          <draw:custom-shape draw:style-name="gr4" draw:text-style-name="P1" xml:id="id8" draw:id="id8" draw:layer="layout" svg:width="0.318cm" svg:height="0.001cm" svg:x="22.272cm" svg:y="4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xml:id="id11" draw:id="id11" draw:layer="layout" svg:x1="22.272cm" svg:y1="3.54cm" svg:x2="22.907cm" svg:y2="3.857cm">
            <text:p/>
          </draw:line>
          <draw:line draw:style-name="gr8" draw:text-style-name="P2" xml:id="id9" draw:id="id9" draw:layer="layout" svg:x1="22.272cm" svg:y1="5.127cm" svg:x2="23.225cm" svg:y2="5.127cm">
            <text:p/>
          </draw:line>
          <draw:line draw:style-name="gr8" draw:text-style-name="P2" xml:id="id7" draw:id="id7" draw:layer="layout" svg:x1="20.685cm" svg:y1="4.175cm" svg:x2="21.32cm" svg:y2="4.175cm">
            <text:p/>
          </draw:line>
          <draw:line draw:style-name="gr8" draw:text-style-name="P2" xml:id="id12" draw:id="id12" draw:layer="layout" svg:x1="20.523cm" svg:y1="11.795cm" svg:x2="21.002cm" svg:y2="11.795cm">
            <text:p/>
          </draw:line>
          <draw:line draw:style-name="gr8" draw:text-style-name="P2" xml:id="id10" draw:id="id10" draw:layer="layout" svg:x1="20.524cm" svg:y1="10.525cm" svg:x2="21.002cm" svg:y2="10.525cm">
            <text:p/>
          </draw:line>
          <draw:connector draw:style-name="gr7" draw:text-style-name="P1" draw:layer="layout" draw:line-skew="1.136cm" svg:x1="21.002cm" svg:y1="4.175cm" svg:x2="22.431cm" svg:y2="4.493cm" draw:start-shape="id7" draw:start-glue-point="0" draw:end-shape="id8" draw:end-glue-point="8" svg:d="M21002 4175v635h1429v-317" svg:viewBox="0 0 1430 636">
            <text:p/>
          </draw:connector>
          <draw:connector draw:style-name="gr6" draw:text-style-name="P1" draw:layer="layout" svg:x1="22.272cm" svg:y1="5.127cm" svg:x2="20.763cm" svg:y2="10.525cm" draw:start-shape="id9" draw:start-glue-point="3" draw:end-shape="id10" draw:end-glue-point="0" svg:d="M22272 5127v2699h-1509v2699" svg:viewBox="0 0 1510 5399">
            <text:p/>
          </draw:connector>
          <draw:connector draw:style-name="gr9" draw:text-style-name="P1" draw:layer="layout" svg:x1="22.272cm" svg:y1="3.698cm" svg:x2="21.002cm" svg:y2="11.795cm" draw:start-shape="id11" draw:start-glue-point="3" draw:end-shape="id12" draw:end-glue-point="1" svg:d="M22272 3698h-635v8097h-635" svg:viewBox="0 0 1271 8098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17:17:17.300220080</meta:creation-date>
    <dc:date>2022-11-30T18:00:11.464622202</dc:date>
    <meta:editing-duration>PT21M10S</meta:editing-duration>
    <meta:editing-cycles>5</meta:editing-cycles>
    <meta:generator>LibreOffice/7.3.2.2$Linux_X86_64 LibreOffice_project/30$Build-2</meta:generator>
    <meta:document-statistic meta:object-count="22"/>
  </office:meta>
</office:document-meta>
</file>